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508in"/>
    </style:style>
    <style:style style:name="co2" style:family="table-column">
      <style:table-column-properties fo:break-before="auto" style:column-width="2.6516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MISSING AP 6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y,7,ab,ad,ae,ag,ao,ap,6,</text:p>
          </table:table-cell>
          <table:table-cell office:value-type="string">
            <text:p>c,ao,ap,</text:p>
          </table:table-cell>
          <table:table-cell office:value-type="string">
            <text:p>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8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6.3265306122449">
            <text:p>16.33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y,ad,ae,ag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8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6.3265306122449">
            <text:p>16.33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9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8.3673469387755">
            <text:p>18.37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y,7,ab,ad,ae,ao,ap,6,</text:p>
          </table:table-cell>
          <table:table-cell office:value-type="string">
            <text:p>c,ao,ap,</text:p>
          </table:table-cell>
          <table:table-cell office:value-type="string">
            <text:p>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8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6.3265306122449">
            <text:p>16.33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e,ag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7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4.2857142857143">
            <text:p>14.29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e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8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6.3265306122449">
            <text:p>16.33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e,ag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9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8.3673469387755">
            <text:p>18.37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y,7,ab,ad,ae,ao,ap,6,</text:p>
          </table:table-cell>
          <table:table-cell office:value-type="string">
            <text:p>c,ao,ap,</text:p>
          </table:table-cell>
          <table:table-cell office:value-type="string">
            <text:p>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9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8.3673469387755">
            <text:p>18.37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y,7,ab,ad,ae,ao,ap,6,</text:p>
          </table:table-cell>
          <table:table-cell office:value-type="string">
            <text:p>c,ao,ap,</text:p>
          </table:table-cell>
          <table:table-cell office:value-type="string">
            <text:p>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9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8.3673469387755">
            <text:p>18.37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y,7,ad,ae,ao,ap,6,</text:p>
          </table:table-cell>
          <table:table-cell office:value-type="string">
            <text:p>c,ao,ap,</text:p>
          </table:table-cell>
          <table:table-cell office:value-type="string">
            <text:p>c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MISSING AP 6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d,ae,3,af,ag,ah,ao,6,</text:p>
          </table:table-cell>
          <table:table-cell office:value-type="string">
            <text:p>b,ad,3,af,ag,ah,</text:p>
          </table:table-cell>
          <table:table-cell office:value-type="string">
            <text:p>b,ad,3,af,ag,ah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37:37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